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fo:language="pt" fo:country="BR"/>
    </style:style>
    <style:style style:name="T3" style:parent-style-name="Standaardalinea-lettertype" style:family="text">
      <style:text-properties fo:font-size="22pt" style:font-size-asian="22pt" style:font-size-complex="22pt" fo:language="pt" fo:country="BR"/>
    </style:style>
    <style:style style:name="T4" style:parent-style-name="Standaardalinea-lettertype" style:family="text">
      <style:text-properties fo:font-size="22pt" style:font-size-asian="22pt" style:font-size-complex="22pt" fo:language="pt" fo:country="BR"/>
    </style:style>
    <style:style style:name="T5" style:parent-style-name="Standaardalinea-lettertype" style:family="text">
      <style:text-properties fo:font-size="22pt" style:font-size-asian="22pt" style:font-size-complex="22pt" fo:language="pt" fo:country="BR"/>
    </style:style>
    <style:style style:name="T6" style:parent-style-name="Standaardalinea-lettertype" style:family="text">
      <style:text-properties fo:language="pt" fo:country="BR"/>
    </style:style>
    <style:style style:name="T7" style:parent-style-name="Standaardalinea-lettertype" style:family="text">
      <style:text-properties fo:font-size="9pt" style:font-size-asian="9pt" style:font-size-complex="9pt" fo:language="pt" fo:country="BR"/>
    </style:style>
    <style:style style:name="T8" style:parent-style-name="Standaardalinea-lettertype" style:family="text">
      <style:text-properties fo:font-size="9pt" style:font-size-asian="9pt" style:font-size-complex="9pt" fo:language="pt" fo:country="BR"/>
    </style:style>
    <style:style style:name="T9" style:parent-style-name="Standaardalinea-lettertype" style:family="text">
      <style:text-properties fo:font-size="9pt" style:font-size-asian="9pt" style:font-size-complex="9pt" fo:language="pt" fo:country="BR"/>
    </style:style>
    <style:style style:name="T10" style:parent-style-name="Standaardalinea-lettertype" style:family="text">
      <style:text-properties fo:font-size="9pt" style:font-size-asian="9pt" style:font-size-complex="9pt" fo:language="pt" fo:country="BR"/>
    </style:style>
    <style:style style:name="T11" style:parent-style-name="Standaardalinea-lettertype" style:family="text">
      <style:text-properties fo:font-size="9pt" style:font-size-asian="9pt" style:font-size-complex="9pt" fo:language="pt" fo:country="BR"/>
    </style:style>
    <style:style style:name="T12" style:parent-style-name="Standaardalinea-lettertype" style:family="text">
      <style:text-properties fo:font-size="9pt" style:font-size-asian="9pt" style:font-size-complex="9pt" fo:language="pt" fo:country="BR"/>
    </style:style>
    <style:style style:name="T13" style:parent-style-name="Standaardalinea-lettertype" style:family="text">
      <style:text-properties fo:font-size="9pt" style:font-size-asian="9pt" style:font-size-complex="9pt" fo:language="pt" fo:country="BR"/>
    </style:style>
    <style:style style:name="T14" style:parent-style-name="Standaardalinea-lettertype" style:family="text">
      <style:text-properties fo:font-size="9pt" style:font-size-asian="9pt" style:font-size-complex="9pt" fo:language="pt" fo:country="BR"/>
    </style:style>
    <style:style style:name="P15" style:parent-style-name="Standaard" style:family="paragraph">
      <style:text-properties fo:font-size="18pt" style:font-size-asian="18pt" style:font-size-complex="18pt"/>
    </style:style>
    <style:style style:name="P16" style:parent-style-name="Standaard" style:family="paragraph">
      <style:text-properties fo:font-size="18pt" style:font-size-asian="18pt" style:font-size-complex="18pt"/>
    </style:style>
    <style:style style:name="P17" style:parent-style-name="Standaard" style:family="paragraph">
      <style:text-properties fo:font-size="18pt" style:font-size-asian="18pt" style:font-size-complex="18pt"/>
    </style:style>
    <style:style style:name="T18" style:parent-style-name="Standaardalinea-lettertype" style:family="text">
      <style:text-properties fo:font-weight="bold" style:font-weight-asian="bold" style:text-underline-type="single" style:text-underline-style="solid" style:text-underline-width="auto" style:text-underline-mode="continuous"/>
    </style:style>
    <style:style style:name="T19" style:parent-style-name="Standaardalinea-lettertype" style:family="text">
      <style:text-properties fo:font-weight="bold" style:font-weight-asian="bold" style:text-underline-type="single" style:text-underline-style="solid" style:text-underline-width="auto" style:text-underline-mode="continuous"/>
    </style:style>
    <style:style style:name="T20" style:parent-style-name="Standaardalinea-lettertype" style:family="text">
      <style:text-properties fo:font-weight="bold" style:font-weight-asian="bold" style:text-underline-type="single" style:text-underline-style="solid" style:text-underline-width="auto" style:text-underline-mode="continuous"/>
    </style:style>
    <style:style style:name="T21" style:parent-style-name="Standaardalinea-lettertype" style:family="text">
      <style:text-properties fo:font-weight="bold" style:font-weight-asian="bold" style:text-underline-type="single" style:text-underline-style="solid" style:text-underline-width="auto" style:text-underline-mode="continuous"/>
    </style:style>
    <style:style style:name="P22" style:parent-style-name="Standaard" style:family="paragraph">
      <style:text-properties fo:font-weight="bold" style:font-weight-asian="bold"/>
    </style:style>
    <style:style style:name="P23" style:parent-style-name="Standaard" style:family="paragraph">
      <style:text-properties fo:font-size="16pt" style:font-size-asian="16pt" style:font-size-complex="16pt"/>
    </style:style>
    <style:style style:name="P24" style:parent-style-name="Standaard" style:family="paragraph">
      <style:text-properties fo:font-size="16pt" style:font-size-asian="16pt" style:font-size-complex="16pt"/>
    </style:style>
    <style:style style:name="T25" style:parent-style-name="Standaardalinea-lettertype" style:family="text">
      <style:text-properties fo:font-size="16pt" style:font-size-asian="16pt" style:font-size-complex="16pt"/>
    </style:style>
    <style:style style:name="P26" style:parent-style-name="Standaard" style:family="paragraph">
      <style:text-properties fo:font-size="16pt" style:font-size-asian="16pt" style:font-size-complex="16pt"/>
    </style:style>
    <style:style style:name="P27" style:parent-style-name="Standaard" style:family="paragraph">
      <style:text-properties fo:font-size="16pt" style:font-size-asian="16pt" style:font-size-complex="16pt"/>
    </style:style>
    <style:style style:name="T28" style:parent-style-name="Standaardalinea-lettertype" style:family="text">
      <style:text-properties fo:font-size="16pt" style:font-size-asian="16pt" style:font-size-complex="16pt"/>
    </style:style>
    <style:style style:name="T29" style:parent-style-name="Standaardalinea-lettertype" style:family="text">
      <style:text-properties fo:font-weight="bold" style:font-weight-asian="bold"/>
    </style:style>
    <style:style style:name="T30" style:parent-style-name="Standaardalinea-lettertype" style:family="text">
      <style:text-properties fo:font-weight="bold" style:font-weight-asian="bold"/>
    </style:style>
    <style:style style:name="T31" style:parent-style-name="Standaardalinea-lettertype" style:family="text">
      <style:text-properties fo:font-weight="bold" style:font-weight-asian="bold"/>
    </style:style>
    <style:style style:name="T32" style:parent-style-name="Standaardalinea-lettertype" style:family="text">
      <style:text-properties fo:font-size="16pt" style:font-size-asian="16pt" style:font-size-complex="16pt"/>
    </style:style>
    <style:style style:name="P33" style:parent-style-name="Standaard" style:family="paragraph">
      <style:text-properties fo:font-size="16pt" style:font-size-asian="16pt" style:font-size-complex="16pt"/>
    </style:style>
  </office:automatic-styles>
  <office:body>
    <office:text text:use-soft-page-breaks="true">
      <text:p text:style-name="P1"><text:span text:style-name="T2">3</text:span><text:span text:style-name="T3">e Proto-GDD voor GL3:</text:span><text:span text:style-name="T4"><text:line-break/></text:span><text:span text:style-name="T5">Domestic Violence Simulator.</text:span><text:span text:style-name="T6"><text:line-break/></text:span><text:span text:style-name="T7">Door:<text:s/></text:span><text:span text:style-name="T8">Michiel Adriaansens</text:span><text:span text:style-name="T9">, GAM3</text:span><text:span text:style-name="T10">0</text:span><text:span text:style-name="T11"><text:line-break/></text:span><text:span text:style-name="T12">Datum:<text:s/></text:span><text:span text:style-name="T13">31</text:span><text:span text:style-name="T14"><text:s/>augustus 2016</text:span></text:p>
      <text:p text:style-name="P15">Introductie</text:p>
      <text:p text:style-name="Standaard">Deze proto-GDD gaat over een nieuw voorstel voor onze projectgroepje<text:s/>MonsterCock Gaming.<text:s/><text:line-break/>Dit idee stel ik voor omdat.. er misschien belangstelling is naar een game dat haalbaar is een half jaar tijd en enigszins origineel en compleet genoeg is om op de markt te brengen.<text:s/>denk in de trend van “Who’s your daddy”<text:s/><text:line-break/>&gt;&gt;<text:s/><text:a xlink:href="https://www.youtube.com/watch?v=KWpXSuSR_9s&amp;index=5&amp;list=PLbQ-gSLYQEc7EIriDwqTtYQ4Z5c5Gnm1A" office:target-frame-name="_top" xlink:show="replace"><text:span text:style-name="Hyperlink">https://www.y</text:span><text:bookmark-start text:name="_Hlt460413946"/><text:bookmark-start text:name="_Hlt460413947"/><text:bookmark-start text:name="_Hlt460413948"/><text:span text:style-name="Hyperlink">o</text:span><text:bookmark-end text:name="_Hlt460413946"/><text:bookmark-end text:name="_Hlt460413947"/><text:bookmark-end text:name="_Hlt460413948"/><text:span text:style-name="Hyperlink">utube.com/watch?v=KWpXSuSR_9s&amp;index=5&amp;list=PLbQ-gSLYQEc7EIriDwqTtYQ4Z5c5Gnm1A</text:span></text:a><text:s/>&lt;&lt;</text:p>
      <text:p text:style-name="P16">Het Idee</text:p>
      <text:p text:style-name="Standaard">Het Idee is dat je de rol neemt van een aller daagse hardwerkende vader die een modern huishouden van een vrouw en kinderen<text:s/>onderhoud. Echter komt het heden daagse gezins leven niet geheel zonder stress factoren. Kinderen die niet luisteren en alles waar je hard voor gewerkt hebt kapot maken etc. Een vrouw die niet geheel doordachtte beslissingen maakt in haar leven.<text:s/><text:s/>Als je niet laat zien wie de broek aan heeft in de relatie is het risico dat ze je verlaat voor een ander zeer aanwezig. Kortom het is aan jou als man de taak om je gezin bij elkaar te houden en respect af te dwingen door hard handig op te treden.<text:line-break/>Domestic Violence simulator is een parody op het echte leven van een moderne gezins man.<text:s/>Een hoop<text:s/>stress<text:s/>volle<text:s/>factoren die<text:s/>de gemiddelde man tegenwoordig ervaart komen in deze game op een overdreven mannier tot uitting.</text:p>
      <text:p text:style-name="P17">Mechanics</text:p>
      <text:p text:style-name="Standaard">Domestic violence simulator is een First person ervaring.<text:s/>Draait voornamelijk om je gezinsleden op hun plek wijzen door fysiek/verbaal geweld en drank gebruik om stress/ziek worden/hart aanval te voorkomen.<text:s/>De mannier hoe je reageert op voorgeschotelde situaties die je aantreft zal de uitkomst bepalen hoe hard je faalt of juist hoe succesvol je een level afrondt. Naar mate je vordert in het spel zullen situaties complexer worden en de disfunctionele gezinsleden veel minder meewerkend/sterker<text:s/>zijn.<text:line-break/><text:line-break/><text:span text:style-name="T18">level<text:s/></text:span><text:span text:style-name="T19">progressie<text:s/></text:span><text:span text:style-name="T20">voorbeeld:</text:span><text:span text:style-name="T21"><text:line-break/></text:span>in een vroeger stage van het spel zou je de buurman<text:s/>op visite kunnen treffen<text:s/>en merken dat je vrouw met hem flirt. Door uitschelden en wat corrigerende tikken zou de buurman weg rennen en je je vrouw aan het huilen krijgen en heb je de situatie verholpen.<text:line-break/>Als je de hiervoorgenoemde situatie verwaarloosd zou je op een later (moeilijker) level je vrouw onder de lakens kunnen treffen met diezelfde buurman die inmiddels beweert dat hij van je vrouw houdt en bereid is om voor haar te vechten. Dus schelden en corrigerende tik is in dit geval niet meer effectief. De health<text:s/>bars worden actief en<text:s/>Je zal volop de vuist moeten gaan tegen je vrouw en de buurman. Door ze K.O of dood te slaan<text:s/>heb je de situatie verholpen. <text:s/></text:p>
      <text:p text:style-name="P22"/>
      <text:soft-page-break/>
      <text:p text:style-name="P23">Mechanics: Speler</text:p>
      <text:p text:style-name="Standaard">De locatie waar je je bevind is thuis (*optioneel andere levels misschien andere locaties).</text:p>
      <text:p text:style-name="Standaard">*Je kan bv TV kijken, in bed liggen,<text:s/>interactie<text:s/>met gezins leden etc om de speler een beetje in te laten leven in Domestic violence simulator.<text:s/><text:line-break/><text:line-break/>*stress management. Een stress meter dat beinvloed wordt door random events.. Stress meter vol = hart stilstand. Stress kun je reduceren door slapen,<text:s/>tv kijken of pick ups als drank of drugs wat je zoon ergens in huis verstopt heeft.<text:s/>(zie combat mechanics voor meer details)</text:p>
      <text:p text:style-name="Standaard">*Corrigerende tik. Je kan mensen en objecten een pedagogisch verantwoorde tik verkopen om situaties op te lossen.<text:line-break/>Maar pas op.. Als degene die je een tik geeft een agressie meter op een hoog standje heeft word het knokken.<text:line-break/><text:line-break/>*schelden. Je kan Dialogen aangaan om verbaal situaties op te lossen</text:p>
      <text:p text:style-name="Standaard">*Vechten. Zie Combat Mechanics<text:line-break/><text:line-break/>*Doel. Er zullen wat random generated situaties voorkomen waar je gepast op zal moeten reageren. Plus voor elk level een hoofd objective<text:s/>(Alien invasie, Monster in de slaapkamer vd kids watever)<text:s/>wat<text:s/>je<text:s/>na zoveel random events<text:s/>moet halen om een level uit te spelen.</text:p>
      <text:p text:style-name="Standaard"/>
      <text:p text:style-name="P24">Mechanics: Combat</text:p>
      <text:p text:style-name="Standaard">Hetzij door een dialoog dat uit de hand liep. Of je gaf/ontving de eerste klap ben je in<text:s/>Combat belandt.<text:line-break/><text:line-break/>Health.. hoef ik niet uit te leggen.<text:s/></text:p>
      <text:p text:style-name="Standaard">Interactables -<text:s/>In je omgeving zitten interactables die je kan gebruiken als wapen (stoel bijvoorbeeld)</text:p>
      <text:p text:style-name="Standaard">Envirement move -<text:s/>bv je kind zijn hoofd smashen tussen de koelkast<text:s/>is optioneel als je kind tijdens combat bij de koelkast staat.<text:line-break/></text:p>
      <text:p text:style-name="Standaard">Stress meter - buitenom combat is stress slecht voor je gezondheid, echter in combat kan het goed van pas komen. sommige interactibles zijn pas beschikbaar als je stress meter op een bepaald level is. Als je stress meter heel laag is kan je alleen klein meubulair als wapen gebruiken (lamp,borden,fruitschaal,riem). Mocht je meter wat hoger zijn kan je stoelen gebruiken of de knuppel die je onder je bed bewaard. Bij gevaarlijk hoog (in de buurt van hart aanval).. keuken messen, ketting zaag,gevaarlijk gereedschap etc.<text:line-break/></text:p>
      <text:p text:style-name="Standaard">Een jointje om stress te reduceren kan geen kwaad.. Anticipeer wel je volgende gevecht. Als jij te stoned bent om een koekepan op te rapen maar je vijand is driftig genoeg om je schedel te bewerken <text:s/>met een knuppel werkt dat in je nadeel.<text:line-break/></text:p>
      <text:soft-page-break/>
      <text:p text:style-name="Standaard"><text:s/><text:span text:style-name="T25">Mechanics: AI</text:span></text:p>
      <text:p text:style-name="Standaard">De AI werkt op een random pathfinding. Je zoontje kan bijvoorbeeld rond dwarrelen in de tuin en komt bijvoorbeeld een baksteen tegen.. op random generated basis kan je zoon de baksteen op pakken of laten doen. Mocht hij de baksteen op pakken word er weer een random generator opgeroepen om te bepalen welke actie hij gaat doen.. Door de tv gooien, een ander gezinslid(misschien jou) bekogelen. Als je dit als speler waarneemt<text:s/>kan je hem daarvoor straffen op naar jou zin toegepaste wijze.<text:s/>En krijg je er punten voor.</text:p>
      <text:p text:style-name="Standaard">Ook de AI heeft een stress meter hoewel ze er niet een hartaanval kunnen krijgen zoals de speler bepaald het wel wat ze doen en wat ze tegen je gebruiken in Combat.</text:p>
      <text:p text:style-name="Standaard"/>
      <text:p text:style-name="P26">ART:</text:p>
      <text:p text:style-name="Standaard">Algemeene sfeer moet er braaf huiselijk en gezellig uitzien.. de characters mogen er ietwat comisch en dom uitzien.</text:p>
      <text:p text:style-name="Standaard"/>
      <text:p text:style-name="P27">Doel:</text:p>
      <text:p text:style-name="Standaard">X aantal random events oplossen plus een Main Event om een level te halen.</text:p>
      <text:p text:style-name="Standaard">Scores worden bijgehouden en zichtbaar aan het eind van een level. Er is diversiteit in mate van slagen of falen. Of je doet het goed, heeeel goed, als een pro. Zelfde geldt voor slecht.</text:p>
      <text:p text:style-name="Standaard"/>
      <text:p text:style-name="Standaard"><text:span text:style-name="T28">Essentiele punten.</text:span></text:p>
      <text:p text:style-name="Standaard"><text:span text:style-name="T29">Herspeelbaar heid</text:span><text:s/>= random generated events<text:s/>(AI).<text:line-break/><text:span text:style-name="T30">Fun to play</text:span><text:s/>= Absurde/toch herkenbare situaties in overdreven proporties(humor).. Combat systeem&gt;Destructable objects&gt;ragdollphysics.<text:s/><text:line-break/><text:span text:style-name="T31">Unieke Feature</text:span><text:s/>=<text:s/>Het Thema, Stress meter wat zowel nadeel als voordeel is.<text:line-break/><text:line-break/><text:span text:style-name="T32">Nawoord.</text:span></text:p>
      <text:p text:style-name="Standaard">Mijn idee voor een project van een half jaar..<text:s/>want.<text:s/></text:p>
      <text:p text:style-name="Standaard">1 Qua hoeveelheid assets is het minimaal Dus meer vrije tijd voor andere zaken<text:s/>zoals portofolio.</text:p>
      <text:p text:style-name="Standaard">2.Het is zo comisch en origineel dat het een publiek buiten om school zou<text:s/>kunnen<text:s/>trekken..</text:p>
      <text:p text:style-name="Standaard">3.Mensen zouden zoiets echt downloaden en spelen.</text:p>
      <text:p text:style-name="Standaard">Hoe controversieel dit idee ook is.. Moba, FPS, RTS watever.. het is allemaal al gedaan, Met grotere betere Teams en veel meer tijd dan wij hebben.<text:s/>Dus als wij iets in 1 van die trends gaan maken geen hond gaat er wat aan hebben.. zelfs de leraren chekken alleen de presentatie.<text:s/></text:p>
      <text:soft-page-break/>
      <text:p text:style-name="Standaard">Persoonlijk werk ik liever een half jaar aan iets wat nog een beetje potentie heeft om aandacht te trekken dan aan iets wat buitenom een cijfertje helemaal geen fluit oplevert.<text:line-break/></text:p>
      <text:p text:style-name="Standaard"/>
      <text:p text:style-name="Standaard"/>
      <text:p text:style-name="Standaard"/>
      <text:p text:style-name="Standaard"/>
      <text:p text:style-name="P33"/>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ichiel Adriaansens</dc:creator>
    <meta:creation-date>2016-08-31T11:30:00Z</meta:creation-date>
    <dc:date>2016-08-31T14:46:00Z</dc:date>
    <meta:template xlink:href="Normal" xlink:type="simple"/>
    <meta:editing-cycles>37</meta:editing-cycles>
    <meta:editing-duration>PT11760S</meta:editing-duration>
    <meta:document-statistic meta:page-count="4" meta:paragraph-count="14" meta:word-count="1102" meta:character-count="7153" meta:row-count="50" meta:non-whitespace-character-count="6065"/>
  </office:meta>
</office:document-meta>
</file>